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avg (ms)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929153" calcext:value-type="float">
            <text:p>929153</text:p>
          </table:table-cell>
          <table:table-cell office:value-type="float" office:value="246.2" calcext:value-type="float">
            <text:p>246.2</text:p>
          </table:table-cell>
          <table:table-cell office:value-type="float" office:value="244.21" calcext:value-type="float">
            <text:p>244.21</text:p>
          </table:table-cell>
          <table:table-cell office:value-type="float" office:value="250.28" calcext:value-type="float">
            <text:p>250.28</text:p>
          </table:table-cell>
          <table:table-cell office:value-type="float" office:value="249.84" calcext:value-type="float">
            <text:p>249.84</text:p>
          </table:table-cell>
          <table:table-cell office:value-type="float" office:value="226.85" calcext:value-type="float">
            <text:p>226.85</text:p>
          </table:table-cell>
          <table:table-cell table:formula="of:=AVERAGE([.C2:.G2])" office:value-type="float" office:value="243.476" calcext:value-type="float">
            <text:p>243.476</text:p>
          </table:table-cell>
        </table:table-row>
        <table:table-row table:style-name="ro1">
          <table:table-cell office:value-type="string" calcext:value-type="string">
            <text:p>Naive reduced</text:p>
          </table:table-cell>
          <table:table-cell table:style-name="ce1" office:value-type="float" office:value="3819" calcext:value-type="float">
            <text:p>3819</text:p>
          </table:table-cell>
          <table:table-cell office:value-type="float" office:value="2427.93" calcext:value-type="float">
            <text:p>2427.93</text:p>
          </table:table-cell>
          <table:table-cell office:value-type="float" office:value="2428.02" calcext:value-type="float">
            <text:p>2428.02</text:p>
          </table:table-cell>
          <table:table-cell office:value-type="float" office:value="2427.53" calcext:value-type="float">
            <text:p>2427.53</text:p>
          </table:table-cell>
          <table:table-cell office:value-type="float" office:value="2360.95" calcext:value-type="float">
            <text:p>2360.95</text:p>
          </table:table-cell>
          <table:table-cell office:value-type="float" office:value="2452.42" calcext:value-type="float">
            <text:p>2452.42</text:p>
          </table:table-cell>
          <table:table-cell table:formula="of:=AVERAGE([.C3:.G3])" office:value-type="float" office:value="2419.37" calcext:value-type="float">
            <text:p>2419.37</text:p>
          </table:table-cell>
        </table:table-row>
        <table:table-row table:style-name="ro1">
          <table:table-cell office:value-type="string" calcext:value-type="string">
            <text:p>SynSim</text:p>
          </table:table-cell>
          <table:table-cell office:value-type="float" office:value="5418" calcext:value-type="float">
            <text:p>5418</text:p>
          </table:table-cell>
          <table:table-cell office:value-type="float" office:value="26.38" calcext:value-type="float">
            <text:p>26.38</text:p>
          </table:table-cell>
          <table:table-cell office:value-type="float" office:value="31.69" calcext:value-type="float">
            <text:p>31.69</text:p>
          </table:table-cell>
          <table:table-cell office:value-type="float" office:value="27.74" calcext:value-type="float">
            <text:p>27.74</text:p>
          </table:table-cell>
          <table:table-cell office:value-type="float" office:value="27.31" calcext:value-type="float">
            <text:p>27.31</text:p>
          </table:table-cell>
          <table:table-cell office:value-type="float" office:value="27.89" calcext:value-type="float">
            <text:p>27.89</text:p>
          </table:table-cell>
          <table:table-cell table:style-name="ce1" table:formula="of:=AVERAGE([.C4:.G4])" office:value-type="float" office:value="28.202" calcext:value-type="float">
            <text:p>28.202</text:p>
          </table:table-cell>
        </table:table-row>
        <table:table-row table:style-name="ro1">
          <table:table-cell office:value-type="string" calcext:value-type="string">
            <text:p>SynSim reduced</text:p>
          </table:table-cell>
          <table:table-cell table:style-name="ce1" office:value-type="float" office:value="3819" calcext:value-type="float">
            <text:p>3819</text:p>
          </table:table-cell>
          <table:table-cell office:value-type="float" office:value="30.53" calcext:value-type="float">
            <text:p>30.53</text:p>
          </table:table-cell>
          <table:table-cell office:value-type="float" office:value="37.32" calcext:value-type="float">
            <text:p>37.32</text:p>
          </table:table-cell>
          <table:table-cell office:value-type="float" office:value="30.02" calcext:value-type="float">
            <text:p>30.02</text:p>
          </table:table-cell>
          <table:table-cell office:value-type="float" office:value="34.4" calcext:value-type="float">
            <text:p>34.4</text:p>
          </table:table-cell>
          <table:table-cell office:value-type="float" office:value="35.31" calcext:value-type="float">
            <text:p>35.31</text:p>
          </table:table-cell>
          <table:table-cell table:style-name="ce3" table:formula="of:=AVERAGE([.C5:.G5])" office:value-type="float" office:value="33.516" calcext:value-type="float">
            <text:p>33.51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ynSim speedup</text:p>
          </table:table-cell>
          <table:table-cell table:formula="of:= ([.H2] / [.H4])*100" office:value-type="float" office:value="863.328841926105" calcext:value-type="float">
            <text:p>863.328841926105</text:p>
          </table:table-cell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SimRed speedup</text:p>
          </table:table-cell>
          <table:table-cell table:formula="of:= ([.H3] / [.H5])*100" office:value-type="float" office:value="7218.55233321399" calcext:value-type="float">
            <text:p>7218.55233321399</text:p>
          </table:table-cell>
          <table:table-cell office:value-type="float" office:value="19313" calcext:value-type="float">
            <text:p>193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Sim node perf</text:p>
          </table:table-cell>
          <table:table-cell table:formula="of:=[.B4]/[.B3]" office:value-type="float" office:value="1.41869599371563" calcext:value-type="float">
            <text:p>1.41869599371563</text:p>
          </table:table-cell>
          <table:table-cell office:value-type="float" office:value="1.094" calcext:value-type="float">
            <text:p>1.09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g Vars:</text:p>
          </table:table-cell>
          <table:table-cell office:value-type="float" office:value="4.674" calcext:value-type="float">
            <text:p>4.6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 Formula Size: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 Formula Size: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Formula Size:</text:p>
          </table:table-cell>
          <table:table-cell office:value-type="float" office:value="612" calcext:value-type="float">
            <text:p>6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Devanagari" svg:font-family="'Noto Serif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Noto Sans CJK SC" style:language-asian="zh" style:country-asian="CN" style:font-name-complex="Noto Serif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4:19:42.837703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3:14:26.505781160</meta:creation-date>
    <dc:date>2021-06-08T14:31:24.601201796</dc:date>
    <meta:editing-duration>PT13M32S</meta:editing-duration>
    <meta:editing-cycles>2</meta:editing-cycles>
    <meta:generator>LibreOffice/7.1.3.2$Linux_X86_64 LibreOffice_project/10$Build-2</meta:generator>
    <meta:document-statistic meta:table-count="1" meta:cell-count="56" meta:object-count="0"/>
  </office:meta>
</office:document-meta>
</file>